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Año</text:p>
          </table:table-cell>
          <table:table-cell office:value-type="string">
            <text:p>PIB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573">
            <text:p>573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09">
            <text:p>609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88">
            <text:p>688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45">
            <text:p>104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31">
            <text:p>113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231">
            <text:p>123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414">
            <text:p>14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>
            <draw:frame table:end-cell-address="Hoja1.G42" table:end-x="2.093cm" table:end-y="0.294cm" draw:z-index="0" draw:style-name="gr1" svg:width="15.265cm" svg:height="8.809cm" svg:x="0.375cm" svg:y="0.065cm">
              <draw:object draw:notify-on-update-of-ranges="Hoja1.A4:Hoja1.A19 Hoja1.B4:Hoja1.B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8">08/11/2007</text:date>, <text:time>23:29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1-08T22:58:58</meta:creation-date>
    <dc:creator>José Luis</dc:creator>
    <dc:date>2007-11-08T23:29:42</dc:date>
    <dc:language>es-ES</dc:language>
    <meta:editing-cycles>2</meta:editing-cycles>
    <meta:editing-duration>PT30M43S</meta:editing-duration>
    <meta:user-defined meta:name="Info 1"/>
    <meta:user-defined meta:name="Info 2"/>
    <meta:user-defined meta:name="Info 3"/>
    <meta:user-defined meta:name="Info 4"/>
    <meta:document-statistic meta:table-count="1" meta:cell-count="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6.1000003814697pt" style:font-family-asian="'Lucida Sans Unicode'" style:font-family-generic-asian="system" style:font-pitch-asian="variable" style:font-size-asian="16.1000003814697pt" style:font-family-complex="Tahoma" style:font-family-generic-complex="system" style:font-pitch-complex="variable" style:font-size-complex="16.1000003814697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69999980926514pt" style:font-family-asian="'Lucida Sans Unicode'" style:font-family-generic-asian="system" style:font-pitch-asian="variable" style:font-size-asian="8.69999980926514pt" style:font-family-complex="Tahoma" style:font-family-generic-complex="system" style:font-pitch-complex="variable" style:font-size-complex="8.69999980926514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1.1999998092651pt" style:font-family-asian="'Lucida Sans Unicode'" style:font-family-generic-asian="system" style:font-pitch-asian="variable" style:font-size-asian="11.1999998092651pt" style:font-family-complex="Tahoma" style:font-family-generic-complex="system" style:font-pitch-complex="variable" style:font-size-complex="11.1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69999980926514pt" style:font-family-asian="'Lucida Sans Unicode'" style:font-family-generic-asian="system" style:font-pitch-asian="variable" style:font-size-asian="8.69999980926514pt" style:font-family-complex="Tahoma" style:font-family-generic-complex="system" style:font-pitch-complex="variable" style:font-size-complex="8.69999980926514pt"/>
    </style:style>
    <style:style style:name="ch7" style:family="chart">
      <style:graphic-properties svg:stroke-color="#9999ff" draw:fill-color="#9999ff"/>
      <style:text-properties fo:font-family="Arial" style:font-family-generic="swiss" style:font-pitch="variable" fo:font-size="7.40000009536743pt" style:font-family-asian="'Lucida Sans Unicode'" style:font-family-generic-asian="system" style:font-pitch-asian="variable" style:font-size-asian="7.40000009536743pt" style:font-family-complex="Tahoma" style:font-family-generic-complex="system" style:font-pitch-complex="variable" style:font-size-complex="7.40000009536743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5.266cm" svg:height="8.81cm" chart:class="chart:line" chart:style-name="ch1">
        <chart:title svg:x="4.425cm" svg:y="0.176cm" chart:style-name="ch2">
          <text:p>Evolución PIB de España</text:p>
        </chart:title>
        <chart:plot-area chart:style-name="ch3" table:cell-range-address="Hoja1.$A$4:.$A$19 Hoja1.$B$4:.$B$19" chart:data-source-has-labels="both" chart:table-number-list="0 0" svg:x="0.304cm" svg:y="1.163cm" svg:width="14.658cm" svg:height="7.471cm">
          <chart:axis chart:dimension="x" chart:name="primary-x" chart:style-name="ch4">
            <chart:title svg:x="7.917cm" svg:y="8.19cm" chart:style-name="ch5">
              <text:p>Año</text:p>
            </chart:title>
            <chart:categories table:cell-range-address="local-table.A2:.A16"/>
          </chart:axis>
          <chart:axis chart:dimension="y" chart:name="primary-y" chart:style-name="ch6">
            <chart:title svg:x="0.304cm" svg:y="6.742cm" chart:style-name="ch5">
              <text:p>PIB (miles millones dolares)</text:p>
            </chart:title>
            <chart:grid chart:class="major"/>
          </chart:axis>
          <chart:series chart:style-name="ch7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12</text:p>
              </table:table-cell>
            </table:table-row>
          </table:table-header-rows>
          <table:table-rows>
            <table:table-row>
              <table:table-cell office:value-type="string">
                <text:p>199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414">
                <text:p>141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